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17mm"/>
    </style:style>
    <style:style style:name="co2" style:family="table-column">
      <style:table-column-properties fo:break-before="auto" style:column-width="120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9.83mm"/>
    </style:style>
    <style:style style:name="co6" style:family="table-column">
      <style:table-column-properties fo:break-before="auto" style:column-width="34.94mm"/>
    </style:style>
    <style:style style:name="co7" style:family="table-column">
      <style:table-column-properties fo:break-before="auto" style:column-width="22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100" number:language="en" number:country="US">
      <number:text-content/>
    </number:text-style>
    <style:style style:name="ce3" style:family="table-cell" style:parent-style-name="Default">
      <style:table-cell-properties fo:wrap-option="no-wrap"/>
    </style:style>
    <style:style style:name="ce4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</style:style>
    <style:style style:name="ce18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fo:font-weight="bold" style:font-weight-asian="bold" style:font-weight-complex="bold"/>
    </style:style>
    <style:style style:name="ce1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[$'EXAMPLE TIER'.$B$2] = &quot;no&quot;)" style:apply-style-name="Unused_20_Header" style:base-cell-address="'tier S'.B1"/>
    </style:style>
    <style:style style:name="ce20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mm"/>
      <style:map style:condition="is-true-formula([$'EXAMPLE TIER'.$B$2]=&quot;no&quot;)" style:apply-style-name="Unused" style:base-cell-address="'tier S'.B2"/>
    </style:style>
    <style:style style:name="ce10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mm"/>
      <style:text-properties style:use-window-font-color="true"/>
    </style:style>
    <style:style style:name="ce22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mm"/>
      <style:text-properties style:font-name="Liberation Sans"/>
      <style:map style:condition="is-true-formula([$'EXAMPLE TIER'.$B$2]=&quot;no&quot;)" style:apply-style-name="Unused" style:base-cell-address="'tier S'.B2"/>
    </style:style>
    <style:style style:name="ce23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mm"/>
      <style:text-properties style:font-name="Liberation 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mm"/>
      <style:text-properties style:use-window-font-color="true"/>
      <style:map style:condition="is-true-formula([$'EXAMPLE TIER'.$B$2]=&quot;no&quot;)" style:apply-style-name="Unused_20_Left_20_Aligned" style:base-cell-address="'tier S'.D2"/>
    </style:style>
    <style:style style:name="ce26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[$'EXAMPLE TIER'.$B$2] = &quot;no&quot;)" style:apply-style-name="Unused_20_Header" style:base-cell-address="'tier A'.B1"/>
    </style:style>
    <style:style style:name="ce27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mm"/>
      <style:map style:condition="is-true-formula([$'EXAMPLE TIER'.$B$2]=&quot;no&quot;)" style:apply-style-name="Unused" style:base-cell-address="'tier A'.B2"/>
    </style:style>
    <style:style style:name="ce28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$#ADR!.$B$2 &lt;&gt; &quot;yes&quot;)" style:apply-style-name="Unused_20_Header" style:base-cell-address="'tier A'.C1"/>
    </style:style>
    <style:style style:name="ce29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mm"/>
      <style:text-properties style:font-name="Liberation Sans"/>
      <style:map style:condition="is-true-formula($#ADR!.$B$2 &lt;&gt; &quot;yes&quot;)" style:apply-style-name="Unused" style:base-cell-address="'tier A'.C2"/>
    </style:style>
    <style:style style:name="ce30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mm"/>
      <style:text-properties style:use-window-font-color="true"/>
      <style:map style:condition="is-true-formula($#ADR!.$B$2 &lt;&gt; &quot;yes&quot;)" style:apply-style-name="Unused_20_Left_20_Aligned" style:base-cell-address="'tier A'.D2"/>
    </style:style>
    <style:style style:name="ce31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[$'EXAMPLE TIER'.$B$2] = &quot;no&quot;)" style:apply-style-name="Unused_20_Header" style:base-cell-address="'tier B'.B1"/>
    </style:style>
    <style:style style:name="ce32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mm"/>
      <style:map style:condition="is-true-formula([$'EXAMPLE TIER'.$B$2]=&quot;no&quot;)" style:apply-style-name="Unused" style:base-cell-address="'tier B'.B2"/>
    </style:style>
    <style:style style:name="ce33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#REF! = &quot;no&quot;)" style:apply-style-name="Unused_20_Header" style:base-cell-address="'tier B'.C1"/>
    </style:style>
    <style:style style:name="ce34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mm"/>
      <style:text-properties style:font-name="Liberation Sans"/>
      <style:map style:condition="is-true-formula(#REF!=&quot;no&quot;)" style:apply-style-name="Unused" style:base-cell-address="'tier B'.C2"/>
    </style:style>
    <style:style style:name="ce35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mm"/>
      <style:text-properties style:use-window-font-color="true"/>
      <style:map style:condition="is-true-formula(#REF!=&quot;no&quot;)" style:apply-style-name="Unused_20_Left_20_Aligned" style:base-cell-address="'tier B'.D2"/>
    </style:style>
    <style:style style:name="ce36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[$'EXAMPLE TIER'.$B$2] = &quot;no&quot;)" style:apply-style-name="Unused_20_Header" style:base-cell-address="'tier C'.B1"/>
    </style:style>
    <style:style style:name="ce37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mm"/>
      <style:map style:condition="is-true-formula([$'EXAMPLE TIER'.$B$2]=&quot;no&quot;)" style:apply-style-name="Unused" style:base-cell-address="'tier C'.B2"/>
    </style:style>
    <style:style style:name="ce38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#REF! = &quot;no&quot;)" style:apply-style-name="Unused_20_Header" style:base-cell-address="'tier C'.C1"/>
    </style:style>
    <style:style style:name="ce39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mm"/>
      <style:text-properties style:font-name="Liberation Sans"/>
      <style:map style:condition="is-true-formula(#REF!=&quot;no&quot;)" style:apply-style-name="Unused" style:base-cell-address="'tier C'.C2"/>
    </style:style>
    <style:style style:name="ce40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mm"/>
      <style:text-properties style:use-window-font-color="true"/>
      <style:map style:condition="is-true-formula(#REF!=&quot;no&quot;)" style:apply-style-name="Unused_20_Left_20_Aligned" style:base-cell-address="'tier C'.D2"/>
    </style:style>
    <style:style style:name="ce41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[$'EXAMPLE TIER'.$B$2] = &quot;no&quot;)" style:apply-style-name="Unused_20_Header" style:base-cell-address="'tier D'.B1"/>
    </style:style>
    <style:style style:name="ce42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mm"/>
      <style:map style:condition="is-true-formula([$'EXAMPLE TIER'.$B$2]=&quot;no&quot;)" style:apply-style-name="Unused" style:base-cell-address="'tier D'.B2"/>
    </style:style>
    <style:style style:name="ce43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#REF! = &quot;no&quot;)" style:apply-style-name="Unused_20_Header" style:base-cell-address="'tier D'.C1"/>
    </style:style>
    <style:style style:name="ce44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mm"/>
      <style:text-properties style:font-name="Liberation Sans"/>
      <style:map style:condition="is-true-formula(#REF!=&quot;no&quot;)" style:apply-style-name="Unused" style:base-cell-address="'tier D'.C2"/>
    </style:style>
    <style:style style:name="ce45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mm"/>
      <style:text-properties style:use-window-font-color="true"/>
      <style:map style:condition="is-true-formula(#REF!=&quot;no&quot;)" style:apply-style-name="Unused_20_Left_20_Aligned" style:base-cell-address="'tier D'.D2"/>
    </style:style>
    <style:style style:name="ce46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[$'EXAMPLE TIER'.$B$2] = &quot;no&quot;)" style:apply-style-name="Unused_20_Header" style:base-cell-address="'tier E'.B1"/>
    </style:style>
    <style:style style:name="ce47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mm"/>
      <style:map style:condition="is-true-formula([$'EXAMPLE TIER'.$B$2]=&quot;no&quot;)" style:apply-style-name="Unused" style:base-cell-address="'tier E'.B2"/>
    </style:style>
    <style:style style:name="ce48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#REF! = &quot;no&quot;)" style:apply-style-name="Unused_20_Header" style:base-cell-address="'tier E'.C1"/>
    </style:style>
    <style:style style:name="ce49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mm"/>
      <style:text-properties style:font-name="Liberation Sans"/>
      <style:map style:condition="is-true-formula(#REF!=&quot;no&quot;)" style:apply-style-name="Unused" style:base-cell-address="'tier E'.C2"/>
    </style:style>
    <style:style style:name="ce50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mm"/>
      <style:text-properties style:use-window-font-color="true"/>
      <style:map style:condition="is-true-formula(#REF!=&quot;no&quot;)" style:apply-style-name="Unused_20_Left_20_Aligned" style:base-cell-address="'tier E'.D2"/>
    </style:style>
    <style:style style:name="ce51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[$'EXAMPLE TIER'.$B$2] = &quot;no&quot;)" style:apply-style-name="Unused_20_Header" style:base-cell-address="'tier F'.B1"/>
    </style:style>
    <style:style style:name="ce52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mm"/>
      <style:map style:condition="is-true-formula([$'EXAMPLE TIER'.$B$2]=&quot;no&quot;)" style:apply-style-name="Unused" style:base-cell-address="'tier F'.B2"/>
    </style:style>
    <style:style style:name="ce53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#REF! = &quot;no&quot;)" style:apply-style-name="Unused_20_Header" style:base-cell-address="'tier F'.C1"/>
    </style:style>
    <style:style style:name="ce54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mm"/>
      <style:text-properties style:font-name="Liberation Sans"/>
      <style:map style:condition="is-true-formula(#REF!=&quot;no&quot;)" style:apply-style-name="Unused" style:base-cell-address="'tier F'.C2"/>
    </style:style>
    <style:style style:name="ce55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mm"/>
      <style:text-properties style:use-window-font-color="true"/>
      <style:map style:condition="is-true-formula(#REF!=&quot;no&quot;)" style:apply-style-name="Unused_20_Left_20_Aligned" style:base-cell-address="'tier F'.D2"/>
    </style:style>
    <style:style style:name="ce56" style:family="table-cell" style:parent-style-name="Default">
      <style:table-cell-properties fo:background-color="#0066b3" style:text-align-source="fix" style:repeat-content="false" fo:wrap-option="no-wrap" fo:border="none"/>
      <style:paragraph-properties fo:text-align="center" fo:margin-left="0mm"/>
      <style:text-properties fo:color="#ffffff" style:font-name="Liberation Sans" fo:font-weight="bold" style:font-weight-asian="bold" style:font-weight-complex="bold"/>
      <style:map style:condition="is-true-formula([$'EXAMPLE TIER'.$B$2] = &quot;no&quot;)" style:apply-style-name="Unused_20_Header" style:base-cell-address="'EXAMPLE TIER'.B1"/>
    </style:style>
    <style:style style:name="ce57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mm"/>
      <style:map style:condition="is-true-formula([$'EXAMPLE TIER'.$B$2]=&quot;no&quot;)" style:apply-style-name="Unused" style:base-cell-address="'EXAMPLE TIER'.B2"/>
    </style:style>
    <style:style style:name="ce58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center" fo:margin-left="0mm"/>
      <style:text-properties style:font-name="Liberation Sans"/>
      <style:map style:condition="is-true-formula([$'EXAMPLE TIER'.$B$2]=&quot;no&quot;)" style:apply-style-name="Unused" style:base-cell-address="'EXAMPLE TIER'.B2"/>
    </style:style>
    <style:style style:name="ce59" style:family="table-cell" style:parent-style-name="Default">
      <style:table-cell-properties fo:background-color="#adc5e7" style:text-align-source="fix" style:repeat-content="false" fo:wrap-option="no-wrap" fo:border="0.06pt solid #7da7d8"/>
      <style:paragraph-properties fo:text-align="start" fo:margin-left="0mm"/>
      <style:text-properties style:use-window-font-color="true"/>
      <style:map style:condition="is-true-formula([$'EXAMPLE TIER'.$B$2]=&quot;no&quot;)" style:apply-style-name="Unused_20_Left_20_Aligned" style:base-cell-address="'EXAMPLE TIER'.D2"/>
    </style:style>
    <style:style style:name="ce12" style:family="table-cell" style:parent-style-name="Default">
      <style:table-cell-properties fo:background-color="#0066b3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62" style:family="table-cell" style:parent-style-name="Default" style:data-style-name="N10100">
      <style:table-cell-properties fo:background-color="#adc5e7" style:text-align-source="fix" style:repeat-content="false" fo:border="0.06pt solid #7da7d8"/>
      <style:paragraph-properties fo:text-align="center" fo:margin-left="0mm"/>
    </style:style>
    <style:style style:name="ce14" style:family="table-cell" style:parent-style-name="Default">
      <style:text-properties fo:color="#ce181e" fo:font-weight="bold" style:font-weight-asian="bold" style:font-weight-complex="bold"/>
    </style:style>
    <style:style style:name="ce15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eeeeee"/>
    </style:style>
    <style:style style:name="ce61" style:family="table-cell" style:parent-style-name="Default">
      <style:table-cell-properties fo:background-color="#adc5e7" style:text-align-source="fix" style:repeat-content="false" fo:border="0.06pt solid #7da7d8"/>
      <style:paragraph-properties fo:text-align="center" fo:margin-left="0mm"/>
    </style:style>
    <style:style style:name="gr1" style:family="graphic">
      <style:graphic-properties draw:stroke="solid" svg:stroke-color="#000000" draw:fill="solid" draw:fill-color="#ffffff" fo:min-height="62.15mm"/>
    </style:style>
    <style:style style:name="gr2" style:family="graphic">
      <style:graphic-properties draw:stroke="solid" svg:stroke-color="#000000" draw:fill="solid" draw:fill-color="#ffffff" fo:min-height="87.65mm"/>
    </style:style>
    <style:style style:name="gr3" style:family="graphic">
      <style:graphic-properties draw:stroke="solid" svg:stroke-width="0mm" svg:stroke-color="#000000" draw:marker-start-width="2mm" draw:marker-end-width="2mm" draw:fill="solid" draw:fill-color="#ffffff" draw:textarea-vertical-align="middle" fo:min-height="48.21mm" fo:padding-top="0mm" fo:padding-bottom="0mm" fo:padding-left="0mm" fo:padding-right="0m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Liberation Sans"/>
    </style:style>
    <style:style style:name="P3" style:family="paragraph">
      <style:paragraph-properties fo:text-align="start"/>
    </style:style>
    <style:style style:name="T1" style:family="text">
      <style:text-properties style:font-name="Liberation Sans" fo:font-weight="bold" style:font-weight-asian="bold" style:font-weight-complex="bold"/>
    </style:style>
    <style:style style:name="T2" style:family="text">
      <style:text-properties style:font-name="Liberation Sans" fo:font-weight="normal" style:font-weight-asian="normal" style:font-weight-complex="normal"/>
    </style:style>
    <style:style style:name="T3" style:family="text">
      <style:text-properties style:font-name="Liberation Sans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Liberation Sans"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Liberation 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style:font-name="Liberation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0" style:family="text">
      <style:text-properties style:text-outline="false" style:text-line-through-style="none" style:text-line-through-type="none" style:font-name="Liberation Sans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italic" style:font-weight-asian="normal" style:font-name-complex="Tahoma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SETTINGS.$B$24:$SETTINGS.$B$25])" table:allow-empty-cell="false" table:display-list="unsorted" table:base-cell-address="'tier F'.B2">
          <table:error-message table:message-type="stop" table:display="true"/>
        </table:content-validation>
        <table:content-validation table:name="val2" table:condition="of:cell-content-is-in-list([$SETTINGS.$A$24:$SETTINGS.$A$27])" table:allow-empty-cell="true" table:display-list="unsorted" table:base-cell-address="'tier F'.C5">
          <table:help-message table:title="Image source" table:display="false">
            <text:p>Direct URLs should end with the file's extension, for example .png or .jpg</text:p>
          </table:help-message>
          <table:error-message table:message-type="stop" table:display="true"/>
        </table:content-validation>
        <table:content-validation table:name="val3" table:base-cell-address="'tier F'.D5">
          <table:help-message table:title="Image source" table:display="false">
            <text:p>Direct URLs should end with the</text:p>
            <text:p>file's extension, for example .png or .jpg</text:p>
          </table:help-message>
          <table:error-message table:message-type="stop" table:display="true"/>
        </table:content-validation>
      </table:content-validations>
      <table:table table:name="tier 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3"/>
          <table:table-cell table:style-name="ce1" office:value-type="string" calcext:value-type="string">
            <text:p>Include header</text:p>
          </table:table-cell>
          <table:table-cell table:style-name="ce1" office:value-type="string" calcext:value-type="string">
            <text:p>Image source</text:p>
          </table:table-cell>
          <table:table-cell table:style-name="ce1" office:value-type="string" calcext:value-type="string">
            <text:p>Header image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20" table:content-validation-name="val1" office:value-type="string" calcext:value-type="string">
            <text:p>yes</text:p>
          </table:table-cell>
          <table:table-cell table:style-name="ce22" table:content-validation-name="val2" office:value-type="string" calcext:value-type="string">
            <text:p>direct URL</text:p>
          </table:table-cell>
          <table:table-cell table:style-name="ce25" table:content-validation-name="val3" office:value-type="string" calcext:value-type="string">
            <text:p>https://i.postimg.cc/9FvhjF8P/S-tier-slim.png</text:p>
          </table:table-cell>
          <table:table-cell table:style-name="ce3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Entry MAL page (URL)</text:p>
          </table:table-cell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Entry image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ier S'.B2:'tier S'.C2">
            <calcext:condition calcext:apply-style-name="Unused" calcext:value="formula-is([$'EXAMPLE TIER'.$B$2]=&quot;no&quot;)" calcext:base-cell-address="'tier S'.B2"/>
          </calcext:conditional-format>
          <calcext:conditional-format calcext:target-range-address="'tier S'.B1:'tier S'.D1">
            <calcext:condition calcext:apply-style-name="Unused Header" calcext:value="formula-is([$'EXAMPLE TIER'.$B$2] = &quot;no&quot;)" calcext:base-cell-address="'tier S'.B1"/>
          </calcext:conditional-format>
          <calcext:conditional-format calcext:target-range-address="'tier S'.D2:'tier S'.D2">
            <calcext:condition calcext:apply-style-name="Unused Left Aligned" calcext:value="formula-is([$'EXAMPLE TIER'.$B$2]=&quot;no&quot;)" calcext:base-cell-address="'tier S'.D2"/>
          </calcext:conditional-format>
        </calcext:conditional-formats>
      </table:table>
      <table:table table:name="tier 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3"/>
          <table:table-cell table:style-name="ce26" office:value-type="string" calcext:value-type="string">
            <text:p>Include header</text:p>
          </table:table-cell>
          <table:table-cell table:style-name="ce28" office:value-type="string" calcext:value-type="string">
            <text:p>Image source</text:p>
          </table:table-cell>
          <table:table-cell table:style-name="ce28" office:value-type="string" calcext:value-type="string">
            <text:p>Header image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27" table:content-validation-name="val1" office:value-type="string" calcext:value-type="string">
            <text:p>yes</text:p>
          </table:table-cell>
          <table:table-cell table:style-name="ce29" table:content-validation-name="val2" office:value-type="string" calcext:value-type="string">
            <text:p>direct URL</text:p>
          </table:table-cell>
          <table:table-cell table:style-name="ce30" table:content-validation-name="val3" office:value-type="string" calcext:value-type="string">
            <text:p>https://i.postimg.cc/W1gPpLCB/A-tier-slim.png</text:p>
          </table:table-cell>
          <table:table-cell table:style-name="ce3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Entry MAL page (URL)</text:p>
          </table:table-cell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Entry image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ier A'.C2:'tier A'.C2">
            <calcext:condition calcext:apply-style-name="Unused" calcext:value="formula-is($#ADR!.$B$2 &lt;&gt; &quot;yes&quot;)" calcext:base-cell-address="'tier A'.C2"/>
          </calcext:conditional-format>
          <calcext:conditional-format calcext:target-range-address="'tier A'.C1:'tier A'.D1">
            <calcext:condition calcext:apply-style-name="Unused Header" calcext:value="formula-is($#ADR!.$B$2 &lt;&gt; &quot;yes&quot;)" calcext:base-cell-address="'tier A'.C1"/>
          </calcext:conditional-format>
          <calcext:conditional-format calcext:target-range-address="'tier A'.D2:'tier A'.D2">
            <calcext:condition calcext:apply-style-name="Unused Left Aligned" calcext:value="formula-is($#ADR!.$B$2 &lt;&gt; &quot;yes&quot;)" calcext:base-cell-address="'tier A'.D2"/>
          </calcext:conditional-format>
          <calcext:conditional-format calcext:target-range-address="'tier A'.B2:'tier A'.B2">
            <calcext:condition calcext:apply-style-name="Unused" calcext:value="formula-is([$'EXAMPLE TIER'.$B$2]=&quot;no&quot;)" calcext:base-cell-address="'tier A'.B2"/>
          </calcext:conditional-format>
          <calcext:conditional-format calcext:target-range-address="'tier A'.B1:'tier A'.B1">
            <calcext:condition calcext:apply-style-name="Unused Header" calcext:value="formula-is([$'EXAMPLE TIER'.$B$2] = &quot;no&quot;)" calcext:base-cell-address="'tier A'.B1"/>
          </calcext:conditional-format>
        </calcext:conditional-formats>
      </table:table>
      <table:table table:name="tier B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3"/>
          <table:table-cell table:style-name="ce31" office:value-type="string" calcext:value-type="string">
            <text:p>Include header</text:p>
          </table:table-cell>
          <table:table-cell table:style-name="ce33" office:value-type="string" calcext:value-type="string">
            <text:p>Image source</text:p>
          </table:table-cell>
          <table:table-cell table:style-name="ce33" office:value-type="string" calcext:value-type="string">
            <text:p>Header image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32" table:content-validation-name="val1" office:value-type="string" calcext:value-type="string">
            <text:p>yes</text:p>
          </table:table-cell>
          <table:table-cell table:style-name="ce34" table:content-validation-name="val2" office:value-type="string" calcext:value-type="string">
            <text:p>direct URL</text:p>
          </table:table-cell>
          <table:table-cell table:style-name="ce35" table:content-validation-name="val3" office:value-type="string" calcext:value-type="string">
            <text:p>https://i.postimg.cc/1tJSxG24/B-tier-slim.png</text:p>
          </table:table-cell>
          <table:table-cell table:style-name="ce3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Entry MAL page (URL)</text:p>
          </table:table-cell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Entry image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ier B'.C2:'tier B'.C2">
            <calcext:condition calcext:apply-style-name="Unused" calcext:value="formula-is(#REF!=&quot;no&quot;)" calcext:base-cell-address="'tier B'.C2"/>
          </calcext:conditional-format>
          <calcext:conditional-format calcext:target-range-address="'tier B'.C1:'tier B'.D1">
            <calcext:condition calcext:apply-style-name="Unused Header" calcext:value="formula-is(#REF! = &quot;no&quot;)" calcext:base-cell-address="'tier B'.C1"/>
          </calcext:conditional-format>
          <calcext:conditional-format calcext:target-range-address="'tier B'.D2:'tier B'.D2">
            <calcext:condition calcext:apply-style-name="Unused Left Aligned" calcext:value="formula-is(#REF!=&quot;no&quot;)" calcext:base-cell-address="'tier B'.D2"/>
          </calcext:conditional-format>
          <calcext:conditional-format calcext:target-range-address="'tier B'.B2:'tier B'.B2">
            <calcext:condition calcext:apply-style-name="Unused" calcext:value="formula-is([$'EXAMPLE TIER'.$B$2]=&quot;no&quot;)" calcext:base-cell-address="'tier B'.B2"/>
          </calcext:conditional-format>
          <calcext:conditional-format calcext:target-range-address="'tier B'.B1:'tier B'.B1">
            <calcext:condition calcext:apply-style-name="Unused Header" calcext:value="formula-is([$'EXAMPLE TIER'.$B$2] = &quot;no&quot;)" calcext:base-cell-address="'tier B'.B1"/>
          </calcext:conditional-format>
        </calcext:conditional-formats>
      </table:table>
      <table:table table:name="tier 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3"/>
          <table:table-cell table:style-name="ce36" office:value-type="string" calcext:value-type="string">
            <text:p>Include header</text:p>
          </table:table-cell>
          <table:table-cell table:style-name="ce38" office:value-type="string" calcext:value-type="string">
            <text:p>Image source</text:p>
          </table:table-cell>
          <table:table-cell table:style-name="ce38" office:value-type="string" calcext:value-type="string">
            <text:p>Header image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37" table:content-validation-name="val1" office:value-type="string" calcext:value-type="string">
            <text:p>yes</text:p>
          </table:table-cell>
          <table:table-cell table:style-name="ce39" table:content-validation-name="val2" office:value-type="string" calcext:value-type="string">
            <text:p>direct URL</text:p>
          </table:table-cell>
          <table:table-cell table:style-name="ce40" table:content-validation-name="val3" office:value-type="string" calcext:value-type="string">
            <text:p>https://i.postimg.cc/nrrJnsf2/C-tier-slim.png</text:p>
          </table:table-cell>
          <table:table-cell table:style-name="ce3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Entry MAL page (URL)</text:p>
          </table:table-cell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Entry image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ier C'.C2:'tier C'.C2">
            <calcext:condition calcext:apply-style-name="Unused" calcext:value="formula-is(#REF!=&quot;no&quot;)" calcext:base-cell-address="'tier C'.C2"/>
          </calcext:conditional-format>
          <calcext:conditional-format calcext:target-range-address="'tier C'.C1:'tier C'.D1">
            <calcext:condition calcext:apply-style-name="Unused Header" calcext:value="formula-is(#REF! = &quot;no&quot;)" calcext:base-cell-address="'tier C'.C1"/>
          </calcext:conditional-format>
          <calcext:conditional-format calcext:target-range-address="'tier C'.D2:'tier C'.D2">
            <calcext:condition calcext:apply-style-name="Unused Left Aligned" calcext:value="formula-is(#REF!=&quot;no&quot;)" calcext:base-cell-address="'tier C'.D2"/>
          </calcext:conditional-format>
          <calcext:conditional-format calcext:target-range-address="'tier C'.B2:'tier C'.B2">
            <calcext:condition calcext:apply-style-name="Unused" calcext:value="formula-is([$'EXAMPLE TIER'.$B$2]=&quot;no&quot;)" calcext:base-cell-address="'tier C'.B2"/>
          </calcext:conditional-format>
          <calcext:conditional-format calcext:target-range-address="'tier C'.B1:'tier C'.B1">
            <calcext:condition calcext:apply-style-name="Unused Header" calcext:value="formula-is([$'EXAMPLE TIER'.$B$2] = &quot;no&quot;)" calcext:base-cell-address="'tier C'.B1"/>
          </calcext:conditional-format>
        </calcext:conditional-formats>
      </table:table>
      <table:table table:name="tier 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3"/>
          <table:table-cell table:style-name="ce41" office:value-type="string" calcext:value-type="string">
            <text:p>Include header</text:p>
          </table:table-cell>
          <table:table-cell table:style-name="ce43" office:value-type="string" calcext:value-type="string">
            <text:p>Image source</text:p>
          </table:table-cell>
          <table:table-cell table:style-name="ce43" office:value-type="string" calcext:value-type="string">
            <text:p>Header image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42" table:content-validation-name="val1" office:value-type="string" calcext:value-type="string">
            <text:p>yes</text:p>
          </table:table-cell>
          <table:table-cell table:style-name="ce44" table:content-validation-name="val2" office:value-type="string" calcext:value-type="string">
            <text:p>direct URL</text:p>
          </table:table-cell>
          <table:table-cell table:style-name="ce45" table:content-validation-name="val3" office:value-type="string" calcext:value-type="string">
            <text:p>https://i.postimg.cc/HWvmBtbh/D-tier-slim.png</text:p>
          </table:table-cell>
          <table:table-cell table:style-name="ce3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Entry MAL page (URL)</text:p>
          </table:table-cell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Entry image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ier D'.C2:'tier D'.C2">
            <calcext:condition calcext:apply-style-name="Unused" calcext:value="formula-is(#REF!=&quot;no&quot;)" calcext:base-cell-address="'tier D'.C2"/>
          </calcext:conditional-format>
          <calcext:conditional-format calcext:target-range-address="'tier D'.C1:'tier D'.D1">
            <calcext:condition calcext:apply-style-name="Unused Header" calcext:value="formula-is(#REF! = &quot;no&quot;)" calcext:base-cell-address="'tier D'.C1"/>
          </calcext:conditional-format>
          <calcext:conditional-format calcext:target-range-address="'tier D'.D2:'tier D'.D2">
            <calcext:condition calcext:apply-style-name="Unused Left Aligned" calcext:value="formula-is(#REF!=&quot;no&quot;)" calcext:base-cell-address="'tier D'.D2"/>
          </calcext:conditional-format>
          <calcext:conditional-format calcext:target-range-address="'tier D'.B2:'tier D'.B2">
            <calcext:condition calcext:apply-style-name="Unused" calcext:value="formula-is([$'EXAMPLE TIER'.$B$2]=&quot;no&quot;)" calcext:base-cell-address="'tier D'.B2"/>
          </calcext:conditional-format>
          <calcext:conditional-format calcext:target-range-address="'tier D'.B1:'tier D'.B1">
            <calcext:condition calcext:apply-style-name="Unused Header" calcext:value="formula-is([$'EXAMPLE TIER'.$B$2] = &quot;no&quot;)" calcext:base-cell-address="'tier D'.B1"/>
          </calcext:conditional-format>
        </calcext:conditional-formats>
      </table:table>
      <table:table table:name="tier 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3"/>
          <table:table-cell table:style-name="ce46" office:value-type="string" calcext:value-type="string">
            <text:p>Include header</text:p>
          </table:table-cell>
          <table:table-cell table:style-name="ce48" office:value-type="string" calcext:value-type="string">
            <text:p>Image source</text:p>
          </table:table-cell>
          <table:table-cell table:style-name="ce48" office:value-type="string" calcext:value-type="string">
            <text:p>Header image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47" table:content-validation-name="val1" office:value-type="string" calcext:value-type="string">
            <text:p>yes</text:p>
          </table:table-cell>
          <table:table-cell table:style-name="ce49" table:content-validation-name="val2" office:value-type="string" calcext:value-type="string">
            <text:p>direct URL</text:p>
          </table:table-cell>
          <table:table-cell table:style-name="ce50" table:content-validation-name="val3" office:value-type="string" calcext:value-type="string">
            <text:p>https://i.postimg.cc/j21r2ssb/E-tier-slim.png</text:p>
          </table:table-cell>
          <table:table-cell table:style-name="ce3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Entry MAL page (URL)</text:p>
          </table:table-cell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Entry image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ier E'.C2:'tier E'.C2">
            <calcext:condition calcext:apply-style-name="Unused" calcext:value="formula-is(#REF!=&quot;no&quot;)" calcext:base-cell-address="'tier E'.C2"/>
          </calcext:conditional-format>
          <calcext:conditional-format calcext:target-range-address="'tier E'.C1:'tier E'.D1">
            <calcext:condition calcext:apply-style-name="Unused Header" calcext:value="formula-is(#REF! = &quot;no&quot;)" calcext:base-cell-address="'tier E'.C1"/>
          </calcext:conditional-format>
          <calcext:conditional-format calcext:target-range-address="'tier E'.D2:'tier E'.D2">
            <calcext:condition calcext:apply-style-name="Unused Left Aligned" calcext:value="formula-is(#REF!=&quot;no&quot;)" calcext:base-cell-address="'tier E'.D2"/>
          </calcext:conditional-format>
          <calcext:conditional-format calcext:target-range-address="'tier E'.B2:'tier E'.B2">
            <calcext:condition calcext:apply-style-name="Unused" calcext:value="formula-is([$'EXAMPLE TIER'.$B$2]=&quot;no&quot;)" calcext:base-cell-address="'tier E'.B2"/>
          </calcext:conditional-format>
          <calcext:conditional-format calcext:target-range-address="'tier E'.B1:'tier E'.B1">
            <calcext:condition calcext:apply-style-name="Unused Header" calcext:value="formula-is([$'EXAMPLE TIER'.$B$2] = &quot;no&quot;)" calcext:base-cell-address="'tier E'.B1"/>
          </calcext:conditional-format>
        </calcext:conditional-formats>
      </table:table>
      <table:table table:name="tier F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3"/>
          <table:table-cell table:style-name="ce51" office:value-type="string" calcext:value-type="string">
            <text:p>Include header</text:p>
          </table:table-cell>
          <table:table-cell table:style-name="ce53" office:value-type="string" calcext:value-type="string">
            <text:p>Image source</text:p>
          </table:table-cell>
          <table:table-cell table:style-name="ce53" office:value-type="string" calcext:value-type="string">
            <text:p>Header image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52" table:content-validation-name="val1" office:value-type="string" calcext:value-type="string">
            <text:p>yes</text:p>
          </table:table-cell>
          <table:table-cell table:style-name="ce54" table:content-validation-name="val2" office:value-type="string" calcext:value-type="string">
            <text:p>direct URL</text:p>
          </table:table-cell>
          <table:table-cell table:style-name="ce55" table:content-validation-name="val3" office:value-type="string" calcext:value-type="string">
            <text:p>https://i.postimg.cc/15gQTNH5/F-tier-slim.png</text:p>
          </table:table-cell>
          <table:table-cell table:style-name="ce3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Entry MAL page (URL)</text:p>
          </table:table-cell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Entry image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tier F'.C2:'tier F'.C2">
            <calcext:condition calcext:apply-style-name="Unused" calcext:value="formula-is(#REF!=&quot;no&quot;)" calcext:base-cell-address="'tier F'.C2"/>
          </calcext:conditional-format>
          <calcext:conditional-format calcext:target-range-address="'tier F'.C1:'tier F'.D1">
            <calcext:condition calcext:apply-style-name="Unused Header" calcext:value="formula-is(#REF! = &quot;no&quot;)" calcext:base-cell-address="'tier F'.C1"/>
          </calcext:conditional-format>
          <calcext:conditional-format calcext:target-range-address="'tier F'.D2:'tier F'.D2">
            <calcext:condition calcext:apply-style-name="Unused Left Aligned" calcext:value="formula-is(#REF!=&quot;no&quot;)" calcext:base-cell-address="'tier F'.D2"/>
          </calcext:conditional-format>
          <calcext:conditional-format calcext:target-range-address="'tier F'.B2:'tier F'.B2">
            <calcext:condition calcext:apply-style-name="Unused" calcext:value="formula-is([$'EXAMPLE TIER'.$B$2]=&quot;no&quot;)" calcext:base-cell-address="'tier F'.B2"/>
          </calcext:conditional-format>
          <calcext:conditional-format calcext:target-range-address="'tier F'.B1:'tier F'.B1">
            <calcext:condition calcext:apply-style-name="Unused Header" calcext:value="formula-is([$'EXAMPLE TIER'.$B$2] = &quot;no&quot;)" calcext:base-cell-address="'tier F'.B1"/>
          </calcext:conditional-format>
        </calcext:conditional-formats>
      </table:table>
      <table:table table:name="EXAMPLE TIER" table:style-name="ta1">
        <office:forms form:automatic-focus="false" form:apply-design-mode="false"/>
        <table:shapes>
          <draw:frame draw:z-index="0" draw:style-name="gr1" draw:text-style-name="P2" svg:width="139.17mm" svg:height="62.15mm" svg:x="283.72mm" svg:y="2.14mm">
            <draw:text-box>
              <text:p text:style-name="P1"><text:span text:style-name="T1"/></text:p>
              <text:p text:style-name="P1"><text:span text:style-name="T1">EXAMPLE IMAGE SIZES</text:span></text:p>
              <text:p text:style-name="P1"><text:span text:style-name="T1">Header</text:span></text:p>
              <text:p text:style-name="P1"><text:span text:style-name="T2">Width: 1000</text:span></text:p>
              <text:p text:style-name="P1"><text:span text:style-name="T2">Height: 30</text:span></text:p>
              <text:p text:style-name="P1"><text:span text:style-name="T2"/></text:p>
              <text:p text:style-name="P1"><text:span text:style-name="T1">Entry</text:span></text:p>
              <text:p text:style-name="P1"><text:span text:style-name="T2">Width: 250</text:span></text:p>
              <text:p text:style-name="P1"><text:span text:style-name="T2">Height: 250</text:span></text:p>
              <text:p text:style-name="P1"><text:span text:style-name="T2"/></text:p>
              <text:p text:style-name="P1"><text:span text:style-name="T2">If you use different sizes, remember to make the </text:span><text:span text:style-name="T3">header width</text:span><text:span text:style-name="T2"> divisible by the </text:span><text:span text:style-name="T4">character width</text:span><text:span text:style-name="T2"> so that the images tile nicely.</text:span></text:p>
            </draw:text-box>
          </draw:frame>
          <draw:frame draw:z-index="1" draw:style-name="gr2" draw:text-style-name="P2" svg:width="139.17mm" svg:height="87.65mm" svg:x="283.36mm" svg:y="66.68mm">
            <draw:text-box>
              <text:p text:style-name="P1"><text:span text:style-name="T1"/></text:p>
              <text:p text:style-name="P1"><text:span text:style-name="T5">IMAGE SOURCE</text:span></text:p>
              <text:p text:style-name="P3"><text:span text:style-name="T5">Direct URL </text:span><text:span text:style-name="T6">Any direct URL to the image. </text:span></text:p>
              <text:p text:style-name="P3"><text:span text:style-name="T5"/></text:p>
              <text:p text:style-name="P3"><text:span text:style-name="T5">Google Drive </text:span><text:span text:style-name="T6">Share link to image placed in Google Drive</text:span><text:span text:style-name="T5"> OR </text:span><text:span text:style-name="T6">just the file ID</text:span><text:span text:style-name="T5">.</text:span><text:span text:style-name="T7"> The file ID can be found in the share link.</text:span></text:p>
              <text:p text:style-name="P3"><text:span text:style-name="T6"><text:tab/></text:span><text:span text:style-name="T8">Example share link:</text:span><text:span text:style-name="T9"> </text:span><text:span text:style-name="T10"><text:a xlink:href="https://drive.google.com/file/d/1olKc6TBJ1kPJa7cKWVp7dNZFwHb_0k8Z/view?usp=sharing" xlink:type="simple">https://drive.google.com/file/d/1olKc6TBJ1kPJa7cKWVp7dNZFwHb_0k8Z/view?usp=sharing</text:a></text:span></text:p>
              <text:p text:style-name="P3"><text:span text:style-name="T10"><text:tab/></text:span><text:span text:style-name="T10">Example file ID: 1olKc6TBJ1kPJa7cKWVp7dNZFwHb_0k8Z</text:span></text:p>
              <text:p text:style-name="P1"><text:span text:style-name="T11"/></text:p>
              <text:p text:style-name="P1"><text:span text:style-name="T11"><text:tab/></text:span><text:span text:style-name="T12">IMPORTANT</text:span><text:span text:style-name="T11">: the image must be set to ‘Anyone With the Link Can View’ in Google Drive. I recommend creating a whole shared folder for entry images.</text:span></text:p>
              <text:p text:style-name="P1"><text:span text:style-name="T11"/></text:p>
              <text:p text:style-name="P3"><text:span text:style-name="T11">An upside of using the Google Drive option is that when you update the image in Google Drive, the share link and the file ID don’t change. As a result the images update in the MAL blog post automatically.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Default"/>
        <table:table-column table:style-name="co4" table:number-columns-repeated="1020" table:default-cell-style-name="Default"/>
        <table:table-row table:style-name="ro1">
          <table:table-cell table:style-name="ce3"/>
          <table:table-cell table:style-name="ce56" office:value-type="string" calcext:value-type="string">
            <text:p>Include header</text:p>
          </table:table-cell>
          <table:table-cell table:style-name="ce56" office:value-type="string" calcext:value-type="string">
            <text:p>Image source</text:p>
          </table:table-cell>
          <table:table-cell table:style-name="ce56" office:value-type="string" calcext:value-type="string">
            <text:p>Header image</text:p>
          </table:table-cell>
          <table:table-cell table:style-name="ce3" table:number-columns-repeated="1020"/>
        </table:table-row>
        <table:table-row table:style-name="ro1">
          <table:table-cell table:style-name="ce3"/>
          <table:table-cell table:style-name="ce57" table:content-validation-name="val1" office:value-type="string" calcext:value-type="string">
            <text:p>yes</text:p>
          </table:table-cell>
          <table:table-cell table:style-name="ce58" table:content-validation-name="val2" office:value-type="string" calcext:value-type="string">
            <text:p>direct URL</text:p>
          </table:table-cell>
          <table:table-cell table:style-name="ce59" table:content-validation-name="val3" office:value-type="string" calcext:value-type="string">
            <text:p>https://i.postimg.cc/2SpmrDht/S-tier-numbered.png</text:p>
          </table:table-cell>
          <table:table-cell table:style-name="ce3" table:number-columns-repeated="1020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Entry MAL page (URL)</text:p>
          </table:table-cell>
          <table:table-cell table:style-name="ce4" office:value-type="string" calcext:value-type="string">
            <text:p>Image source</text:p>
          </table:table-cell>
          <table:table-cell table:style-name="ce4" office:value-type="string" calcext:value-type="string">
            <text:p>Entry image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0" office:value-type="string" calcext:value-type="string">
            <text:p>https://myanimelist.net/character/142314/Zeke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https://drive.google.com/file/d/1olKc6TBJ1kPJa7cKWVp7dNZFwHb_0k8Z/view?usp=shari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0" office:value-type="string" calcext:value-type="string">
            <text:p>https://myanimelist.net/character/164471/Satoru_Gojou</text:p>
          </table:table-cell>
          <table:table-cell table:style-name="ce23" table:content-validation-name="val2" office:value-type="string" calcext:value-type="string">
            <text:p>direct URL</text:p>
          </table:table-cell>
          <table:table-cell table:style-name="ce10" table:content-validation-name="val3" office:value-type="string" calcext:value-type="string">
            <text:p>https://i.postimg.cc/hj96KMr8/gojo-eye.png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0" office:value-type="string" calcext:value-type="string">
            <text:p>https://myanimelist.net/character/140810/Chika_Fujiwara</text:p>
          </table:table-cell>
          <table:table-cell table:style-name="ce23" table:content-validation-name="val2" office:value-type="string" calcext:value-type="string">
            <text:p>Google Drive</text:p>
          </table:table-cell>
          <table:table-cell table:style-name="ce10" table:content-validation-name="val3" office:value-type="string" calcext:value-type="string">
            <text:p>1ZdVrgjCPnYFCcyD3cxJSpHxOTymqfuO4</text:p>
          </table:table-cell>
          <table:table-cell table:style-name="ce3" table:number-columns-repeated="1020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5" calcext:value-type="float">
            <text:p>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6" calcext:value-type="float">
            <text:p>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0" calcext:value-type="float">
            <text:p>1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1" calcext:value-type="float">
            <text:p>1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2" calcext:value-type="float">
            <text:p>1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3" calcext:value-type="float">
            <text:p>1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4" calcext:value-type="float">
            <text:p>1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15" calcext:value-type="float">
            <text:p>1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16" calcext:value-type="float">
            <text:p>1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7" calcext:value-type="float">
            <text:p>1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8" calcext:value-type="float">
            <text:p>1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19" calcext:value-type="float">
            <text:p>1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/>
          <table:table-cell table:number-columns-repeated="3"/>
          <table:table-cell table:style-name="ce3" table:number-columns-repeated="1016"/>
        </table:table-row>
        <table:table-row table:style-name="ro1">
          <table:table-cell table:style-name="ce18" office:value-type="float" office:value="20" calcext:value-type="float">
            <text:p>2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1" calcext:value-type="float">
            <text:p>2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18" office:value-type="float" office:value="23" calcext:value-type="float">
            <text:p>2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4" calcext:value-type="float">
            <text:p>2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5" calcext:value-type="float">
            <text:p>2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style-name="ce3" table:number-columns-repeated="1020"/>
        </table:table-row>
        <table:table-row table:style-name="ro1">
          <table:table-cell table:style-name="ce18" office:value-type="float" office:value="26" calcext:value-type="float">
            <text:p>2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7" calcext:value-type="float">
            <text:p>2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8" calcext:value-type="float">
            <text:p>2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29" calcext:value-type="float">
            <text:p>2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0" calcext:value-type="float">
            <text:p>3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1" calcext:value-type="float">
            <text:p>3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2" calcext:value-type="float">
            <text:p>3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3" calcext:value-type="float">
            <text:p>3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4" calcext:value-type="float">
            <text:p>3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5" calcext:value-type="float">
            <text:p>3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6" calcext:value-type="float">
            <text:p>3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7" calcext:value-type="float">
            <text:p>3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8" calcext:value-type="float">
            <text:p>3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39" calcext:value-type="float">
            <text:p>3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0" calcext:value-type="float">
            <text:p>4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1" calcext:value-type="float">
            <text:p>41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6" calcext:value-type="float">
            <text:p>46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7" calcext:value-type="float">
            <text:p>47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8" calcext:value-type="float">
            <text:p>48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49" calcext:value-type="float">
            <text:p>49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0"/>
          <table:table-cell table:style-name="ce23" table:content-validation-name="val2"/>
          <table:table-cell table:style-name="ce10" table:content-validation-name="val3"/>
          <table:table-cell table:number-columns-repeated="102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EXAMPLE TIER'.B2:'EXAMPLE TIER'.C2">
            <calcext:condition calcext:apply-style-name="Unused" calcext:value="formula-is([$'EXAMPLE TIER'.$B$2]=&quot;no&quot;)" calcext:base-cell-address="'EXAMPLE TIER'.B2"/>
          </calcext:conditional-format>
          <calcext:conditional-format calcext:target-range-address="'EXAMPLE TIER'.B1:'EXAMPLE TIER'.D1">
            <calcext:condition calcext:apply-style-name="Unused Header" calcext:value="formula-is([$'EXAMPLE TIER'.$B$2] = &quot;no&quot;)" calcext:base-cell-address="'EXAMPLE TIER'.B1"/>
          </calcext:conditional-format>
          <calcext:conditional-format calcext:target-range-address="'EXAMPLE TIER'.D2:'EXAMPLE TIER'.D2">
            <calcext:condition calcext:apply-style-name="Unused Left Aligned" calcext:value="formula-is([$'EXAMPLE TIER'.$B$2]=&quot;no&quot;)" calcext:base-cell-address="'EXAMPLE TIER'.D2"/>
          </calcext:conditional-format>
        </calcext:conditional-formats>
      </table:table>
      <table:table table:name="SETTINGS" table:style-name="ta1">
        <office:forms form:automatic-focus="false" form:apply-design-mode="false"/>
        <table:shapes>
          <draw:frame draw:z-index="0" draw:style-name="gr3" draw:text-style-name="P2" svg:width="60.41mm" svg:height="48.21mm" svg:x="52.07mm" svg:y="0.79mm">
            <draw:text-box>
              <text:p text:style-name="P1"><text:span text:style-name="T1"/></text:p>
              <text:p text:style-name="P3"><text:span text:style-name="T1">Tier order </text:span><text:span text:style-name="T2">List of tier sheet names in the order they will be displayed.</text:span></text:p>
              <text:p text:style-name="P3"><text:span text:style-name="T2"/></text:p>
              <text:p text:style-name="P3"><text:span text:style-name="T2">If a sheet is not listed here it will not be included in the final BBCode. </text:span></text:p>
              <text:p text:style-name="P1"><text:span text:style-name="T1"/></text:p>
            </draw:text-box>
          </draw:frame>
          <draw:frame draw:z-index="1" draw:style-name="gr3" draw:text-style-name="P2" svg:width="62.17mm" svg:height="48.21mm" svg:x="153.45mm" svg:y="0.52mm">
            <draw:text-box>
              <text:p text:style-name="P1"><text:span text:style-name="T1"/></text:p>
              <text:p text:style-name="P3"><text:span text:style-name="T1">Entries per row </text:span><text:span text:style-name="T2">How many images should be displayed in one row.</text:span></text:p>
              <text:p text:style-name="P3"><text:span text:style-name="T2"/></text:p>
              <text:p text:style-name="P3"><text:span text:style-name="T2">Set to 0 if you want them to tile on their own.</text:span></text:p>
              <text:p text:style-name="P1"><text:span text:style-name="T1"/></text:p>
            </draw:text-box>
          </draw:frame>
        </table:shapes>
        <table:table-column table:style-name="co5" table:default-cell-style-name="ce62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2" office:value-type="string" calcext:value-type="string">
            <text:p>Tier order</text:p>
          </table:table-cell>
          <table:table-cell table:number-columns-repeated="3"/>
          <table:table-cell table:style-name="ce12" office:value-type="string" calcext:value-type="string">
            <text:p>Entries per 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er S</text:p>
          </table:table-cell>
          <table:table-cell table:number-columns-repeated="3"/>
          <table:table-cell table:style-name="ce6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er 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er 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er 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er 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er 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er F</text:p>
          </table:table-cell>
          <table:table-cell table:number-columns-repeated="6"/>
        </table:table-row>
        <table:table-row table:style-name="ro1" table:number-rows-repeated="8">
          <table:table-cell table:number-columns-repeated="7"/>
        </table:table-row>
        <table:table-row table:style-name="ro1" table:number-rows-repeated="5">
          <table:table-cell table:style-name="Default"/>
          <table:table-cell table:number-columns-repeated="6"/>
        </table:table-row>
        <table:table-row table:style-name="ro1">
          <table:table-cell table:style-name="ce14" office:value-type="string" calcext:value-type="string">
            <text:p>DO NOT EDIT BELOW THIS ROW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Image source</text:p>
          </table:table-cell>
          <table:table-cell table:style-name="ce15" office:value-type="string" calcext:value-type="string">
            <text:p>Choice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direct URL</text:p>
          </table:table-cell>
          <table:table-cell table:style-name="ce16"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Google Drive</text:p>
          </table:table-cell>
          <table:table-cell table:style-name="ce16" office:value-type="string" calcext:value-type="string">
            <text:p>no</text:p>
          </table:table-cell>
          <table:table-cell table:number-columns-repeated="5"/>
        </table:table-row>
        <table:table-row table:style-name="ro1">
          <table:table-cell table:style-name="ce16" table:number-columns-repeated="2"/>
          <table:table-cell table:number-columns-repeated="5"/>
        </table:table-row>
        <table:table-row table:style-name="ro1">
          <table:table-cell table:style-name="ce16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35mm" fo:padding-left="0.35mm" fo:padding-right="3.35mm" fo:padding-top="0.35m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35mm" style:vertical-align="automatic"/>
      <style:paragraph-properties fo:text-align="center"/>
    </style:style>
    <style:style style:name="Unused" style:family="table-cell" style:parent-style-name="Default">
      <style:table-cell-properties fo:background-color="#eeeeee" style:text-align-source="fix" style:repeat-content="false" fo:wrap-option="no-wrap"/>
      <style:paragraph-properties fo:text-align="center" fo:margin-left="0mm"/>
    </style:style>
    <style:style style:name="Unused_20_Header" style:display-name="Unused Header" style:family="table-cell" style:parent-style-name="Default">
      <style:table-cell-properties fo:background-color="#666666" style:text-align-source="fix" style:repeat-content="false" fo:wrap-option="no-wrap"/>
      <style:paragraph-properties fo:text-align="center" fo:margin-left="0mm"/>
      <style:text-properties fo:color="#ffffff" fo:font-weight="bold" style:font-weight-asian="bold" style:font-weight-complex="bold"/>
    </style:style>
    <style:style style:name="Unused_20_Left_20_Aligned" style:display-name="Unused Left Aligned" style:family="table-cell" style:parent-style-name="Default">
      <style:table-cell-properties fo:background-color="#eeeeee" style:text-align-source="fix" style:repeat-content="false" fo:wrap-option="no-wrap"/>
      <style:paragraph-properties fo:text-align="start" fo:margin-left="0mm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Albany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04-24">00.00.0000</text:date></text:span><text:span text:style-name="MT1">, </text:span><text:span text:style-name="MT1"><text:time style:data-style-name="N2" text:time-value="20:11:50.430000000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2.1$Windows_X86_64 LibreOffice_project/f7f06a8f319e4b62f9bc5095aa112a65d2f3ac89</meta:generator>
    <dc:date>2021-04-24T20:15:34.879000000</dc:date>
    <meta:editing-duration>PT13H30M58S</meta:editing-duration>
    <meta:editing-cycles>80</meta:editing-cycles>
    <meta:document-statistic meta:table-count="9" meta:cell-count="506" meta:object-count="4"/>
  </office:meta>
</office:document-meta>
</file>